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4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FORMATO DE MINUTAS night_riders </text:span></text:p>
      <text:p text:style-name="P1"/>
      <text:p text:style-name="P1"><text:span text:style-name="T2">[HABEMUS REUNION](COMIENZO)</text:span></text:p>
      <text:p text:style-name="P1">-fecha reunión</text:p>
      <text:p text:style-name="P1">-quién se reunió</text:p>
      <text:p text:style-name="P1"/>
      <text:p text:style-name="P1"><text:span text:style-name="T2">[QUE QUEREMOS HACER, COSAS PENDIENTES E IDEAS](antes de arrancar)</text:span></text:p>
      <text:p text:style-name="P1">-acá va el motivo por el que nos juntamos</text:p>
      <text:p text:style-name="P1">-tendríamos que arrancar a programar (ejemplo)</text:p>
      <text:p text:style-name="P1">-hacer función que cree nuevo producto (responsable)</text:p>
      <text:p text:style-name="P2"/>
      <text:p text:style-name="P1"><text:span text:style-name="T2">[LO QUE EN VERDAD HICIMOS](esto lo escribe el minutero mientras hacemos las cosas)</text:span></text:p>
      <text:p text:style-name="P4">-trabajamos sobre noseque</text:p>
      <text:p text:style-name="P4">-alejandro propuso hacer tal cosa</text:p>
      <text:p text:style-name="P4">-nahuel <text:s/>propuso hacer tal cosa</text:p>
      <text:p text:style-name="P4">-hizo el diseño de nosequemierda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3" meta:word-count="73" meta:character-count="496" meta:non-whitespace-character-count="434"/>
    <meta:generator>LibreOfficeDev/6.0.5.2$Linux_X86_64 LibreOffice_project/</meta:generator>
  </office:meta>
</office:document-meta>
</file>